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eb465" officeooo:paragraph-rsid="001eb465"/>
    </style:style>
    <style:style style:name="P2" style:family="paragraph" style:parent-style-name="Standard">
      <style:text-properties officeooo:rsid="00202f62" officeooo:paragraph-rsid="00202f62"/>
    </style:style>
    <style:style style:name="P3" style:family="paragraph" style:parent-style-name="Standard">
      <style:text-properties officeooo:rsid="0020c5f7" officeooo:paragraph-rsid="0020c5f7"/>
    </style:style>
    <style:style style:name="P4" style:family="paragraph" style:parent-style-name="Standard">
      <style:text-properties officeooo:rsid="00225725" officeooo:paragraph-rsid="00225725"/>
    </style:style>
    <style:style style:name="P5" style:family="paragraph" style:parent-style-name="Standard">
      <style:text-properties officeooo:rsid="0023e4b5" officeooo:paragraph-rsid="0023e4b5"/>
    </style:style>
    <style:style style:name="P6" style:family="paragraph" style:parent-style-name="Standard">
      <style:text-properties officeooo:rsid="0024b293" officeooo:paragraph-rsid="0024b293"/>
    </style:style>
    <style:style style:name="P7" style:family="paragraph" style:parent-style-name="Standard">
      <style:text-properties officeooo:rsid="00276459" officeooo:paragraph-rsid="00276459"/>
    </style:style>
    <style:style style:name="P8" style:family="paragraph" style:parent-style-name="Standard">
      <style:text-properties officeooo:rsid="00285bee" officeooo:paragraph-rsid="00285bee"/>
    </style:style>
    <style:style style:name="P9" style:family="paragraph" style:parent-style-name="Standard">
      <style:text-properties officeooo:rsid="002a3c39" officeooo:paragraph-rsid="002a3c39"/>
    </style:style>
    <style:style style:name="P10" style:family="paragraph" style:parent-style-name="Standard">
      <style:text-properties officeooo:rsid="002b7871" officeooo:paragraph-rsid="002b7871"/>
    </style:style>
    <style:style style:name="P11" style:family="paragraph" style:parent-style-name="Standard">
      <style:text-properties officeooo:rsid="002c7e62" officeooo:paragraph-rsid="002c7e62"/>
    </style:style>
    <style:style style:name="P12" style:family="paragraph" style:parent-style-name="Standard">
      <style:text-properties officeooo:rsid="002d3765" officeooo:paragraph-rsid="002d3765"/>
    </style:style>
    <style:style style:name="P13" style:family="paragraph" style:parent-style-name="Standard">
      <style:text-properties officeooo:rsid="002d5e7c" officeooo:paragraph-rsid="002d5e7c"/>
    </style:style>
    <style:style style:name="P14" style:family="paragraph" style:parent-style-name="Standard">
      <style:text-properties officeooo:rsid="002f16fe" officeooo:paragraph-rsid="002f16fe"/>
    </style:style>
    <style:style style:name="P15" style:family="paragraph" style:parent-style-name="Standard">
      <style:text-properties officeooo:rsid="0030673c" officeooo:paragraph-rsid="0030673c"/>
    </style:style>
    <style:style style:name="P16" style:family="paragraph" style:parent-style-name="Standard">
      <style:text-properties officeooo:rsid="00342ba7" officeooo:paragraph-rsid="00342ba7"/>
    </style:style>
    <style:style style:name="P17" style:family="paragraph" style:parent-style-name="Standard">
      <style:text-properties officeooo:rsid="00359b86" officeooo:paragraph-rsid="00359b86"/>
    </style:style>
    <style:style style:name="P18" style:family="paragraph" style:parent-style-name="Standard">
      <style:text-properties officeooo:rsid="00388812" officeooo:paragraph-rsid="00388812"/>
    </style:style>
    <style:style style:name="P19" style:family="paragraph" style:parent-style-name="Standard">
      <style:text-properties officeooo:rsid="0039fd27" officeooo:paragraph-rsid="0039fd27"/>
    </style:style>
    <style:style style:name="P20" style:family="paragraph" style:parent-style-name="Standard">
      <style:text-properties officeooo:rsid="003b3df6" officeooo:paragraph-rsid="003b3df6"/>
    </style:style>
    <style:style style:name="P21" style:family="paragraph" style:parent-style-name="Standard">
      <style:text-properties officeooo:rsid="003c59a9" officeooo:paragraph-rsid="003c59a9"/>
    </style:style>
    <style:style style:name="P22" style:family="paragraph" style:parent-style-name="Standard">
      <style:text-properties officeooo:rsid="003cbf2c" officeooo:paragraph-rsid="003cbf2c"/>
    </style:style>
    <style:style style:name="P23" style:family="paragraph" style:parent-style-name="Standard">
      <style:text-properties officeooo:rsid="003e7028" officeooo:paragraph-rsid="003e7028"/>
    </style:style>
    <style:style style:name="P24" style:family="paragraph" style:parent-style-name="Standard">
      <style:text-properties officeooo:rsid="003eb879" officeooo:paragraph-rsid="003eb879"/>
    </style:style>
    <style:style style:name="P25" style:family="paragraph" style:parent-style-name="Standard">
      <style:text-properties officeooo:rsid="003fcf27" officeooo:paragraph-rsid="003fcf27"/>
    </style:style>
    <style:style style:name="P26" style:family="paragraph" style:parent-style-name="Standard">
      <style:text-properties officeooo:rsid="00429afb" officeooo:paragraph-rsid="00429afb"/>
    </style:style>
    <style:style style:name="P27" style:family="paragraph" style:parent-style-name="Standard">
      <style:text-properties officeooo:rsid="0042f4a2" officeooo:paragraph-rsid="0042f4a2"/>
    </style:style>
    <style:style style:name="P28" style:family="paragraph" style:parent-style-name="Standard">
      <style:text-properties officeooo:rsid="0046166e" officeooo:paragraph-rsid="0046166e"/>
    </style:style>
    <style:style style:name="P29" style:family="paragraph" style:parent-style-name="Standard">
      <style:text-properties officeooo:rsid="0048507c" officeooo:paragraph-rsid="0048507c"/>
    </style:style>
    <style:style style:name="P30" style:family="paragraph" style:parent-style-name="Standard">
      <style:text-properties officeooo:rsid="00489a9a" officeooo:paragraph-rsid="00489a9a"/>
    </style:style>
    <style:style style:name="P31" style:family="paragraph" style:parent-style-name="Standard">
      <style:text-properties officeooo:paragraph-rsid="004a6ad4"/>
    </style:style>
    <style:style style:name="P32" style:family="paragraph" style:parent-style-name="Standard">
      <style:text-properties officeooo:rsid="004bdd35" officeooo:paragraph-rsid="004bdd35"/>
    </style:style>
    <style:style style:name="P33" style:family="paragraph" style:parent-style-name="Standard">
      <style:text-properties officeooo:rsid="004c9996" officeooo:paragraph-rsid="004c9996"/>
    </style:style>
    <style:style style:name="P34" style:family="paragraph" style:parent-style-name="Standard">
      <style:text-properties officeooo:rsid="004ebd80" officeooo:paragraph-rsid="004ebd80"/>
    </style:style>
    <style:style style:name="P35" style:family="paragraph" style:parent-style-name="Standard">
      <style:text-properties officeooo:rsid="004f9471" officeooo:paragraph-rsid="004f9471"/>
    </style:style>
    <style:style style:name="P36" style:family="paragraph" style:parent-style-name="Standard">
      <style:text-properties officeooo:rsid="0053fd45" officeooo:paragraph-rsid="0053fd45"/>
    </style:style>
    <style:style style:name="P37" style:family="paragraph" style:parent-style-name="Standard">
      <style:text-properties officeooo:rsid="00561da6" officeooo:paragraph-rsid="00572ea9"/>
    </style:style>
    <style:style style:name="P38" style:family="paragraph" style:parent-style-name="Standard">
      <style:text-properties officeooo:rsid="0057b3df" officeooo:paragraph-rsid="0057b3df"/>
    </style:style>
    <style:style style:name="P39" style:family="paragraph" style:parent-style-name="Standard">
      <style:text-properties officeooo:rsid="0059bd32" officeooo:paragraph-rsid="0059bd32"/>
    </style:style>
    <style:style style:name="P40" style:family="paragraph" style:parent-style-name="Standard">
      <style:text-properties officeooo:rsid="005bd6fc" officeooo:paragraph-rsid="005bd6fc"/>
    </style:style>
    <style:style style:name="P41" style:family="paragraph" style:parent-style-name="Standard">
      <style:text-properties officeooo:rsid="005fd555" officeooo:paragraph-rsid="005fd555"/>
    </style:style>
    <style:style style:name="P42" style:family="paragraph" style:parent-style-name="Standard">
      <style:text-properties officeooo:rsid="006082b0" officeooo:paragraph-rsid="006082b0"/>
    </style:style>
    <style:style style:name="P43" style:family="paragraph" style:parent-style-name="Standard">
      <style:text-properties officeooo:rsid="00609776" officeooo:paragraph-rsid="00609776"/>
    </style:style>
    <style:style style:name="P44" style:family="paragraph" style:parent-style-name="Standard">
      <style:text-properties officeooo:rsid="00615b27" officeooo:paragraph-rsid="00615b27"/>
    </style:style>
    <style:style style:name="P45" style:family="paragraph" style:parent-style-name="Standard">
      <style:text-properties officeooo:rsid="0062b96b" officeooo:paragraph-rsid="0062b96b"/>
    </style:style>
    <style:style style:name="P46" style:family="paragraph" style:parent-style-name="Standard">
      <style:text-properties officeooo:rsid="0062e9b0" officeooo:paragraph-rsid="0062e9b0"/>
    </style:style>
    <style:style style:name="P47" style:family="paragraph" style:parent-style-name="Standard">
      <style:text-properties officeooo:rsid="0063b03f" officeooo:paragraph-rsid="0063b03f"/>
    </style:style>
    <style:style style:name="P48" style:family="paragraph" style:parent-style-name="Standard">
      <style:text-properties officeooo:rsid="006529d6" officeooo:paragraph-rsid="006529d6"/>
    </style:style>
    <style:style style:name="P49" style:family="paragraph" style:parent-style-name="Standard">
      <style:text-properties officeooo:rsid="0065c04b" officeooo:paragraph-rsid="0065c04b"/>
    </style:style>
    <style:style style:name="P50" style:family="paragraph" style:parent-style-name="Standard">
      <style:text-properties officeooo:rsid="00669403" officeooo:paragraph-rsid="00669403"/>
    </style:style>
    <style:style style:name="P51" style:family="paragraph" style:parent-style-name="Standard">
      <style:text-properties officeooo:rsid="006806b5" officeooo:paragraph-rsid="006806b5"/>
    </style:style>
    <style:style style:name="P52" style:family="paragraph" style:parent-style-name="Standard">
      <style:text-properties officeooo:rsid="006946f1" officeooo:paragraph-rsid="006946f1"/>
    </style:style>
    <style:style style:name="P53" style:family="paragraph" style:parent-style-name="Standard">
      <style:text-properties officeooo:rsid="006ac64e" officeooo:paragraph-rsid="006ac64e"/>
    </style:style>
    <style:style style:name="P54" style:family="paragraph" style:parent-style-name="Standard">
      <style:text-properties officeooo:rsid="006baae6" officeooo:paragraph-rsid="006baae6"/>
    </style:style>
    <style:style style:name="P55" style:family="paragraph" style:parent-style-name="Standard">
      <style:text-properties officeooo:rsid="006d08cd" officeooo:paragraph-rsid="006d08cd"/>
    </style:style>
    <style:style style:name="P56" style:family="paragraph" style:parent-style-name="Standard">
      <style:text-properties officeooo:rsid="006ef7a0" officeooo:paragraph-rsid="006ef7a0"/>
    </style:style>
    <style:style style:name="P57" style:family="paragraph" style:parent-style-name="Standard">
      <style:text-properties officeooo:rsid="00561da6" officeooo:paragraph-rsid="00561da6"/>
    </style:style>
    <style:style style:name="T1" style:family="text">
      <style:text-properties officeooo:rsid="0022ae5b"/>
    </style:style>
    <style:style style:name="T2" style:family="text">
      <style:text-properties officeooo:rsid="0025fc16"/>
    </style:style>
    <style:style style:name="T3" style:family="text">
      <style:text-properties officeooo:rsid="002abcb2"/>
    </style:style>
    <style:style style:name="T4" style:family="text">
      <style:text-properties officeooo:rsid="00312c49"/>
    </style:style>
    <style:style style:name="T5" style:family="text">
      <style:text-properties officeooo:rsid="0032b5d7"/>
    </style:style>
    <style:style style:name="T6" style:family="text">
      <style:text-properties officeooo:rsid="00376001"/>
    </style:style>
    <style:style style:name="T7" style:family="text">
      <style:text-properties officeooo:rsid="0039f9e0"/>
    </style:style>
    <style:style style:name="T8" style:family="text">
      <style:text-properties officeooo:rsid="003b5692"/>
    </style:style>
    <style:style style:name="T9" style:family="text">
      <style:text-properties officeooo:rsid="003e7f77"/>
    </style:style>
    <style:style style:name="T10" style:family="text">
      <style:text-properties officeooo:rsid="0040c87a"/>
    </style:style>
    <style:style style:name="T11" style:family="text">
      <style:text-properties officeooo:rsid="0044714e"/>
    </style:style>
    <style:style style:name="T12" style:family="text">
      <style:text-properties officeooo:rsid="00465981"/>
    </style:style>
    <style:style style:name="T13" style:family="text">
      <style:text-properties officeooo:rsid="004a6ad4"/>
    </style:style>
    <style:style style:name="T14" style:family="text">
      <style:text-properties officeooo:rsid="004c14f7"/>
    </style:style>
    <style:style style:name="T15" style:family="text">
      <style:text-properties officeooo:rsid="004e971c"/>
    </style:style>
    <style:style style:name="T16" style:family="text">
      <style:text-properties officeooo:rsid="00516455"/>
    </style:style>
    <style:style style:name="T17" style:family="text">
      <style:text-properties officeooo:rsid="005245d0"/>
    </style:style>
    <style:style style:name="T18" style:family="text">
      <style:text-properties officeooo:rsid="00572ea9"/>
    </style:style>
    <style:style style:name="T19" style:family="text">
      <style:text-properties officeooo:rsid="00555f42"/>
    </style:style>
    <style:style style:name="T20" style:family="text">
      <style:text-properties officeooo:rsid="00561da6"/>
    </style:style>
    <style:style style:name="T21" style:family="text">
      <style:text-properties officeooo:rsid="0053fd45"/>
    </style:style>
    <style:style style:name="T22" style:family="text">
      <style:text-properties officeooo:rsid="005988b2"/>
    </style:style>
    <style:style style:name="T23" style:family="text">
      <style:text-properties officeooo:rsid="005a91ac"/>
    </style:style>
    <style:style style:name="T24" style:family="text">
      <style:text-properties officeooo:rsid="005dcd71"/>
    </style:style>
    <style:style style:name="T25" style:family="text">
      <style:text-properties officeooo:rsid="005fb954"/>
    </style:style>
    <style:style style:name="T26" style:family="text">
      <style:text-properties officeooo:rsid="00615b27"/>
    </style:style>
    <style:style style:name="T27" style:family="text">
      <style:text-properties officeooo:rsid="0068c76e"/>
    </style:style>
    <style:style style:name="T28" style:family="text">
      <style:text-properties officeooo:rsid="0069b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nt tracking system, applicant tracking system. How many applicants do you have for this job? How many applicants do you have for this job? </text:p>
      <text:p text:style-name="P2">You don’t jump into the water with someone who is drowning, they are likely to pull you down too. <text:s/>You don’t jump into the water with someone who is drowning, they are likely to pull you down too.</text:p>
      <text:p text:style-name="P3">Ultrasonic plastic-plastic welding machine. Ultrasonic plastic-plastic welding machine. </text:p>
      <text:p text:style-name="P4">Firecrackers, fireworks. How can I prevent injures from firecrackers? <text:span text:style-name="T1">Majority of Chinese have habits of playing fireworks in Spring Festival. </text:span></text:p>
      <text:p text:style-name="P5">Fuel gauge, fuel gauge, use a thermometer to gauge the temperature. Use a thermometer to gauge the temperature. </text:p>
      <text:p text:style-name="P6">A brief history of <text:span text:style-name="T2">information networks from stone age to AI era. A brief history of information networks from stone Age to AI era.</text:span></text:p>
      <text:p text:style-name="P7">Ice cream, Freezy, Popsicle. <text:s/>Ice cream, Freezy, Popsicle.</text:p>
      <text:p text:style-name="P8">Atlanta, Atlanta, The headquarters are in Atlanta City. Detroit. Detroit. It’s Motor Show time in Detroit. It’s Motor Show time in Detroit. </text:p>
      <text:p text:style-name="P9">Thailand, Thailand, Laos. Laos. <text:s/><text:span text:style-name="T3">A southeast Asia Country. Laos. A Southeast Asia Country.</text:span></text:p>
      <text:p text:style-name="P10">Providing an elegant solution. Providing an elegant solution . Providing an elegant solution .</text:p>
      <text:p text:style-name="P11">Gray level image to pseudo color transform. Pseudo color image. </text:p>
      <text:p text:style-name="P12">She writes under a pseudonym. Shell is the pseudonym, my real name is.</text:p>
      <text:p text:style-name="P13">30% safety margin. 30% safety margin .</text:p>
      <text:p text:style-name="P14">Dogs, Dolphins, human are all mammals. Warm blooded, cold blooded.</text:p>
      <text:p text:style-name="P15">Winter break, summer break. <text:span text:style-name="T4">Winter vacation, summer vacation. </text:span><text:span text:style-name="T5">Winter break is almost over, school starts next week. Winter break is almost over, school starts next week. </text:span></text:p>
      <text:p text:style-name="P16">Optical fiber gyroscope, optical fiber gyroscope. Optical fiber gyroscope.</text:p>
      <text:p text:style-name="P17">Nagoya City in Japan, Nagoya City in Japan, Nagoya City in Japan. <text:span text:style-name="T6">I live in Nagoya Japan.</text:span></text:p>
      <text:p text:style-name="P18">The corn was stored in large sacks. The corn was stored in large sacks. <text:s/><text:span text:style-name="T7">Rice sack, rice sack.</text:span></text:p>
      <text:p text:style-name="P19">Bore, boring, boredom. Bore, boring, boredom.</text:p>
      <text:p text:style-name="P20">Soybean oil. Vegetable oil. Peanut oil. <text:span text:style-name="T8">Genetically modified soybean oil. </text:span></text:p>
      <text:p text:style-name="P21">When money speaks, truth falls silent; when power speaks, even money steps aside. When money speaks, truth falls silent; when power speaks, even money steps aside. </text:p>
      <text:p text:style-name="P22">Bionic vision, bionic eyes. The future of vision. Bionic vision. Bionic eyes.</text:p>
      <text:p text:style-name="P23">China has deployed a bionic robotic fish that swims like a real one <text:span text:style-name="T9">to support</text:span> river protection. </text:p>
      <text:p text:style-name="P24">Patience is a virtue. Patience is a virtue.</text:p>
      <text:p text:style-name="P25">Sanitary pad, Sanitary pad for women. <text:span text:style-name="T10">How to wear sanitary pad, women? Everything to know about sanitary pad.</text:span></text:p>
      <text:p text:style-name="P26">Making solar panel from scratch. Making solar panel from scratch.</text:p>
      <text:p text:style-name="P27">Photovoltaic cell. Photovoltaic cell working principles. <text:s/><text:span text:style-name="T11">Photovoltaic cell efficiency.</text:span></text:p>
      <text:p text:style-name="P28"><text:span text:style-name="T12">Giggle, giggling, </text:span>Stop that giggling in the back now. <text:s/><text:span text:style-name="T12">Stop that giggling, in the back now.</text:span></text:p>
      <text:p text:style-name="P29">Humanoid robot, humanoid robot. Humanoid robot. Humanoid robot.</text:p>
      <text:p text:style-name="P30">Pliers, pliers. Pliers. Pliers. Tools and Accessories. </text:p>
      <text:p text:style-name="P31"><text:span text:style-name="T13">Buffet, buffet, buffet. </text:span>At lunchtime, there's a choice between the buffet or the set menu</text:p>
      <text:p text:style-name="P32">counterfeit drugs, counterfeit medicine, counterfeit coins. <text:span text:style-name="T14">Counterfeit passport. </text:span></text:p>
      <text:p text:style-name="P33">Stampede, stampede, What happens during a stampede and how to stay safe? <text:span text:style-name="T15">The deadly stampede kills 35, injures dozens.</text:span></text:p>
      <text:p text:style-name="P34">Abalone, abalone, sea food, sea creature. Abalone. Abalone.</text:p>
      <text:p text:style-name="P35">Meat stays in the gut longer than vegetable matters. Your gut is the main <text:span text:style-name="T16">control system for your entire body. </text:span><text:span text:style-name="T17">Gut, gut, human organ,</text:span></text:p>
      <text:p text:style-name="P36">smok<text:span text:style-name="T18">e</text:span> detectors installed in toilet. <text:span text:style-name="T19">Smoking will trigger an alarm, </text:span><text:span text:style-name="T20">offenders face fines. </text:span></text:p>
      <text:p text:style-name="P37"><text:span text:style-name="T21">smok</text:span><text:span text:style-name="T18">e</text:span> detectors installed in toilet, smoking will trigger an alarm, offenders face fines. </text:p>
      <text:p text:style-name="P38">Donald Trumps signed an executive order to end birthright citizenship. <text:span text:style-name="T22">Donald Trump signed an executive order to end birthright citizenship.</text:span></text:p>
      <text:p text:style-name="P39"><text:soft-page-break/>What does your father do for a living? My father is an infertility specialist, he helps women get pregnant. <text:s/>What does your father do for a living? My father is an infertility specialist, he helps women gets pregnant. <text:s/><text:span text:style-name="T23">A nursery school, preschool . A nursery school. Preschool.</text:span></text:p>
      <text:p text:style-name="P40">Mute the world, listen to yourself. <text:s/><text:span text:style-name="T24">Microphone was muted. Microphone was muted. </text:span><text:span text:style-name="T25">Mute the world, listen to yourself.</text:span></text:p>
      <text:p text:style-name="P41">How to mute someone on Instagram without them knowing? </text:p>
      <text:p text:style-name="P42">Ship to Kazakhstan, ship to Kazakhstan. Ship to Kazakhstan.</text:p>
      <text:p text:style-name="P43">On plane, all drinks and snacks are complimentary. <text:span text:style-name="T26">On plane, all drinks and snacks are complimentary.</text:span></text:p>
      <text:p text:style-name="P44">Complementary MOSFET arrays. The power of complementary colors. </text:p>
      <text:p text:style-name="P45">Myopia control. Myopia treatment. </text:p>
      <text:p text:style-name="P46">Push pull circuit, totem pole circuit, what the difference? <text:s text:c="2"/>Push pull circuit, totem pole circuit.</text:p>
      <text:p text:style-name="P47">Joint Statement, Joint Press statement. </text:p>
      <text:p text:style-name="P48">Kobe city in Japan. Kobe City in Japan. Kobe City in Japan.</text:p>
      <text:p text:style-name="P49">Falcon Heavy Rocket Versus Star-ship, the Size Comparison.</text:p>
      <text:p text:style-name="P50">Falcon heavy rocket versus Star-ship, the Size Comparison.</text:p>
      <text:p text:style-name="P51">A dog helps his owner after seeing him struggling with a heavy load. <text:s/><text:span text:style-name="T27">A dog helps his owner after seeing him struggling with a <text:s/>heavy load. </text:span></text:p>
      <text:p text:style-name="P52">Chestnut, chestnut, A man <text:span text:style-name="T28">in the street </text:span>was selling roast chestnut. <text:span text:style-name="T28">A man in the street was selling roast chestnut.</text:span></text:p>
      <text:p text:style-name="P53">Beetroot benefits and nutritional value. Beetroot benefits and nutritional value.</text:p>
      <text:p text:style-name="P54">Nearsightedness is not an illness, but a 100$ billion business. </text:p>
      <text:p text:style-name="P55">Nearsightedness is not all illness, but a 100$ billion business.</text:p>
      <text:p text:style-name="P56">Sydney, A large city in Australia. Where is Sydney? Sydney Location in Australia Map.</text:p>
      <text:p text:style-name="P56"/>
      <text:p text:style-name="P52"/>
      <text:p text:style-name="P43"/>
      <text:p text:style-name="P57"/>
      <text:p text:style-name="P35"/>
      <text:p text:style-name="P35"/>
      <text:p text:style-name="P28"/>
      <text:p text:style-name="P27"/>
      <text:p text:style-name="P23"/>
      <text:p text:style-name="P9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4:23:59.519154158</meta:creation-date>
    <dc:date>2025-07-25T15:04:38.460032576</dc:date>
    <meta:editing-duration>PT39M54S</meta:editing-duration>
    <meta:editing-cycles>82</meta:editing-cycles>
    <meta:generator>LibreOffice/24.8.7.2$Linux_X86_64 LibreOffice_project/480$Build-2</meta:generator>
    <meta:document-statistic meta:table-count="0" meta:image-count="0" meta:object-count="0" meta:page-count="2" meta:paragraph-count="56" meta:word-count="815" meta:character-count="5204" meta:non-whitespace-character-count="4412"/>
  </office:meta>
</office:document-meta>
</file>